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4">
      <style:paragraph-properties fo:margin-top="0in" fo:margin-bottom="0in"/>
    </style:style>
    <style:style style:name="P15" style:family="paragraph" style:parent-style-name="Text_20_body" style:list-style-name="L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6">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7">
      <style:paragraph-properties fo:margin-top="0in" fo:margin-bottom="0in"/>
    </style:style>
  </office:automatic-styles>
  <office:body>
    <office:text>
      <text:h text:style-name="Heading_20_1" text:outline-level="1">Academic Markdown</text:h>
      <text:p text:style-name="First_20_paragraph"><text:span text:style-name="T1">Who</text:span><text:span text:style-name="T2"> </text:span><text:span text:style-name="T3">knew</text:span><text:span text:style-name="T4"> </text:span><text:span text:style-name="T5">writing</text:span><text:span text:style-name="T6"> </text:span><text:span text:style-name="T7">could</text:span><text:span text:style-name="T8"> </text:span><text:span text:style-name="T9">be</text:span><text:span text:style-name="T10"> </text:span><text:span text:style-name="T11">so</text:span><text:span text:style-name="T12"> </text:span><text:span text:style-name="T13">nerdy?</text:span></text:p>
      <text:p text:style-name="Text_20_body">version 0.5.1</text:p>
      <text:p text:style-name="Text_20_body">Copyright 2013-2014 Sebastiaan Mathôt</text:p>
      <text:h text:style-name="Heading_20_2" text:outline-level="2">Contents</text:h>
      <text:list text:style-name="L1">
        <text:list-item>
          <text:p text:style-name="P1"><text:a xlink:type="simple" xlink:href="#about" office:name=""><text:span text:style-name="Definition">About</text:span></text:a></text:p>
        </text:list-item>
        <text:list-item>
          <text:p text:style-name="P1"><text:a xlink:type="simple" xlink:href="#example" office:name=""><text:span text:style-name="Definition">Example</text:span></text:a></text:p>
        </text:list-item>
        <text:list-item>
          <text:p text:style-name="P1"><text:a xlink:type="simple" xlink:href="#download" office:name=""><text:span text:style-name="Definition">Download</text:span></text:a></text:p>
        </text:list-item>
        <text:list-item>
          <text:p text:style-name="P1"><text:a xlink:type="simple" xlink:href="#basic-usage" office:name=""><text:span text:style-name="Definition">Basic usage</text:span></text:a></text:p>
        </text:list-item>
        <text:list-item>
          <text:p text:style-name="P1"><text:a xlink:type="simple" xlink:href="#dependencies" office:name=""><text:span text:style-name="Definition">Dependencies</text:span></text:a></text:p>
        </text:list-item>
        <text:list-item>
          <text:p text:style-name="P1"><text:a xlink:type="simple" xlink:href="#zotero-references" office:name=""><text:span text:style-name="Definition">Zotero references</text:span></text:a></text:p>
        </text:list-item>
        <text:list-item>
          <text:p text:style-name="P1"><text:a xlink:type="simple" xlink:href="#academic-markdown-extensions" office:name=""><text:span text:style-name="Definition">Academic Markdown extensions</text:span></text:a></text:p>
          <text:list text:style-name="L2">
            <text:list-item>
              <text:p text:style-name="P2"><text:a xlink:type="simple" xlink:href="#figure-figures" office:name=""><text:span text:style-name="Definition"><text:span text:style-name="Teletype">figure</text:span>: figures</text:span></text:a></text:p>
            </text:list-item>
            <text:list-item>
              <text:p text:style-name="P2"><text:a xlink:type="simple" xlink:href="#code-code-listings" office:name=""><text:span text:style-name="Definition"><text:span text:style-name="Teletype">code</text:span>: Code listings</text:span></text:a></text:p>
            </text:list-item>
            <text:list-item>
              <text:p text:style-name="P2"><text:a xlink:type="simple" xlink:href="#exec-external-commands" office:name=""><text:span text:style-name="Definition"><text:span text:style-name="Teletype">exec</text:span>: external commands</text:span></text:a></text:p>
            </text:list-item>
            <text:list-item>
              <text:p text:style-name="P2"><text:a xlink:type="simple" xlink:href="#include-include-other-markdown-files" office:name=""><text:span text:style-name="Definition"><text:span text:style-name="Teletype">include</text:span>: include other Markdown files</text:span></text:a></text:p>
            </text:list-item>
            <text:list-item>
              <text:p text:style-name="P2"><text:a xlink:type="simple" xlink:href="#toc-table-of-contents" office:name=""><text:span text:style-name="Definition"><text:span text:style-name="Teletype">toc</text:span>: table of contents</text:span></text:a></text:p>
            </text:list-item>
            <text:list-item>
              <text:p text:style-name="P2"><text:a xlink:type="simple" xlink:href="#magic-variables" office:name=""><text:span text:style-name="Definition">Magic variables</text:span></text:a></text:p>
            </text:list-item>
          </text:list>
        </text:list-item>
        <text:list-item>
          <text:p text:style-name="P1"><text:a xlink:type="simple" xlink:href="#license" office:name=""><text:span text:style-name="Definition">License</text:span></text:a></text:p>
        </text:list-item>
      </text:list>
      <text:h text:style-name="Heading_20_2" text:outline-level="2">About</text:h>
      <text:p text:style-name="First_20_paragraph">Academic Markdown is a Python module that allows you generate <text:span text:style-name="Teletype">.md</text:span>, <text:span text:style-name="Teletype">.html</text:span>, <text:span text:style-name="Teletype">.pdf</text:span>, <text:span text:style-name="Teletype">.docx</text:span>, and <text:span text:style-name="Teletype">.odt</text:span> files from Markdown source. <text:a xlink:type="simple" xlink:href="http://johnmacfarlane.net/pandoc/" office:name=""><text:span text:style-name="Definition">Pandoc</text:span></text:a> is used for most of the heavy lifting, so refer to the Pandoc website for detailed information about writing in Pandoc Markdown. However, Academic Markdown offers some additional functionality that is useful for writing scientific documents, such as integration with <text:a xlink:type="simple" xlink:href="#zotero-references" office:name=""><text:span text:style-name="Definition">Zotero references</text:span></text:a>, and a number of useful <text:a xlink:type="simple" xlink:href="#academic-markdown-extensions" office:name=""><text:span text:style-name="Definition">Academic Markdown extensions</text:span></text:a>.</text:p>
      <text:p text:style-name="Text_20_body">At present, the main target for Academic Markdown is the OpenSesame documentation site, <text:a xlink:type="simple" xlink:href="http://osdoc.cogsci.nl/" office:name=""><text:span text:style-name="Definition">http://osdoc.cogsci.nl/</text:span></text:a>, although it may in time grow into a more comprehensive and user-friendly tool.</text:p>
      <text:h text:style-name="Heading_20_2" text:outline-level="2">Example</text:h>
      <text:p text:style-name="First_20_paragraph">This <text:span text:style-name="Teletype">readme</text:span> is itself an example of a document written in Academic Markdown. For exports in various formats, see the <text:span text:style-name="Teletype">/readme/</text:span> sub folder included with the source code.</text:p>
      <text:h text:style-name="Heading_20_2" text:outline-level="2">Download</text:h>
      <text:p text:style-name="First_20_paragraph">You can download the latest release of Academic Markdown here:</text:p>
      <text:list text:style-name="L3">
        <text:list-item>
          <text:p text:style-name="P3"><text:a xlink:type="simple" xlink:href="https://github.com/smathot/academicmarkdown/releases" office:name=""><text:span text:style-name="Definition">https://github.com/smathot/academicmarkdown/releases</text:span></text:a></text:p>
        </text:list-item>
      </text:list>
      <text:p text:style-name="First_20_paragraph">Ubuntu users can install Academic Markdown from the Cogsci.nl PPA:</text:p>
      <text:p text:style-name="P4">sudo add-apt-repository ppa:smathot/cogscinl</text:p>
      <text:p text:style-name="P5">sudo apt-get update</text:p>
      <text:p text:style-name="P6">sudo apt-get install python-academicmarkdown</text:p>
      <text:h text:style-name="Heading_20_2" text:outline-level="2">Basic usage</text:h>
      <text:p text:style-name="First_20_paragraph">Academic Markdown assumes that input files are encoded with <text:span text:style-name="Teletype">utf-8</text:span> encoding.</text:p>
      <text:p text:style-name="P7">from academicmarkdown import build</text:p>
      <text:p text:style-name="P8">build.HTML(u'input.md', u'output.html')</text:p>
      <text:p text:style-name="P9">build.HTML(u'input.md', u'output.html', standalone=False)</text:p>
      <text:p text:style-name="P10">build.PDF(u'input.md', u'output.pdf')</text:p>
      <text:p text:style-name="P11">build.DOCX(u'input.md', u'output.docx') </text:p>
      <text:p text:style-name="P12">build.ODT(u'input.md', u'output.odt')</text:p>
      <text:p text:style-name="First_20_paragraph">A number of options can be specified by setting attributes of the <text:span text:style-name="Teletype">build</text:span> module, like so</text:p>
      <text:p text:style-name="P13">build.spacing = 30, 0</text:p>
      <text:p text:style-name="First_20_paragraph">The full list of options is available in <text:span text:style-name="Teletype">academicmarkdown/constants.py</text:span>.</text:p>
      <text:h text:style-name="Heading_20_2" text:outline-level="2">Dependencies</text:h>
      <text:p text:style-name="First_20_paragraph">Academic Markdown has been tested exclusively on Ubuntu Linux. The following dependencies are required:</text:p>
      <text:list text:style-name="L4">
        <text:list-item>
          <text:p text:style-name="P14"><text:a xlink:type="simple" xlink:href="http://johnmacfarlane.net/pandoc/" office:name=""><text:span text:style-name="Definition">pandoc</text:span></text:a> is used for most of the heavy lifting. At the time of writing, the Ubuntu repositories do not contain a sufficiently recent version of Pandoc. Therefore, if you encounter trouble, try installing the latest version of Pandoc manually.</text:p>
        </text:list-item>
        <text:list-item>
          <text:p text:style-name="P14"><text:a xlink:type="simple" xlink:href="http://pyzotero.readthedocs.org/" office:name=""><text:span text:style-name="Definition">pyzotero</text:span></text:a> is necessary for extracting Zotero references.</text:p>
        </text:list-item>
        <text:list-item>
          <text:p text:style-name="P14"><text:a xlink:type="simple" xlink:href="https://code.google.com/p/wkhtmltopdf/" office:name=""><text:span text:style-name="Definition">wkhtmltopdf</text:span></text:a> is necessary for converting to <text:span text:style-name="Teletype">.pdf</text:span>. For best results, use the latest statically linked release, instead of the version from the Ubuntu repositories.</text:p>
        </text:list-item>
      </text:list>
      <text:h text:style-name="Heading_20_2" text:outline-level="2">Zotero references</text:h>
      <text:p text:style-name="First_20_paragraph">Since the basic Markdown conversion is performed by Pandoc, citations should be formatted as described on the Pandoc site:</text:p>
      <text:list text:style-name="L5">
        <text:list-item>
          <text:p text:style-name="P15"><text:a xlink:type="simple" xlink:href="http://johnmacfarlane.net/pandoc/README.html#citations" office:name=""><text:span text:style-name="Definition">http://johnmacfarlane.net/pandoc/README.html#citations</text:span></text:a></text:p>
        </text:list-item>
      </text:list>
      <text:p text:style-name="First_20_paragraph">You can automatically extract references from your Zotero library by setting the <text:span text:style-name="Teletype">zoteroApiKey</text:span> and <text:span text:style-name="Teletype">zoteroLibraryId</text:span> properties. Your references are not extracted from your local Zotero database, but through the web API of <text:a xlink:type="simple" xlink:href="http://www.zotero.org" office:name=""><text:span text:style-name="Definition">http://www.zotero.org</text:span></text:a>. This means that you need to have a Zotero account and synchronize your local database with your account, in order to use this feature. You can find your your API key and library ID online on your Zotero profile page.</text:p>
      <text:p text:style-name="P16">from academicmarkdown import build </text:p>
      <text:p text:style-name="P17">build.zoteroApiKey = u'myapikey'</text:p>
      <text:p text:style-name="P18">build.zoteroLibraryId = u'mylibraryid'</text:p>
      <text:p text:style-name="P19">build.PDF(u'input.md', u'output.pdf')</text:p>
      <text:p text:style-name="First_20_paragraph">Citations are split into separate terms using camelcase or undescore logic. An example of an underscore-style citation is <text:span text:style-name="Teletype">@bárány_halldén_1948</text:span>. And example of a camelcase-style citation is <text:span text:style-name="Teletype">@Land1999WhyAnimals</text:span>. Each citation is interpreted as a series of author names, followed by the year of publication, optionally followed by terms that match either the publication title, or the article title. So the following reference …</text:p>
      <text:p text:style-name="Text_20_body">Land, M., Mennie, N., &amp; Rusted, J. (1999). The roles of vision and eye movements in the control of activities of daily living. <text:span text:style-name="T14">Perception</text:span>, <text:span text:style-name="T15">28</text:span>(11), 1311–1328.</text:p>
      <text:p text:style-name="Text_20_body">… matches any of the following terms:</text:p>
      <text:list text:style-name="L6">
        <text:list-item>
          <text:p text:style-name="P20"><text:span text:style-name="Teletype">@Land1999</text:span></text:p>
        </text:list-item>
        <text:list-item>
          <text:p text:style-name="P20"><text:span text:style-name="Teletype">@Land1999Roles</text:span></text:p>
        </text:list-item>
        <text:list-item>
          <text:p text:style-name="P20"><text:span text:style-name="Teletype">@LandMennie1999</text:span></text:p>
        </text:list-item>
        <text:list-item>
          <text:p text:style-name="P20"><text:span text:style-name="Teletype">@LandRusted1999Percept</text:span></text:p>
        </text:list-item>
        <text:list-item>
          <text:p text:style-name="P20"><text:span text:style-name="Teletype">@land_rusted_1999_percept</text:span></text:p>
        </text:list-item>
        <text:list-item>
          <text:p text:style-name="P20">etc.</text:p>
        </text:list-item>
      </text:list>
      <text:p text:style-name="First_20_paragraph">Note that you must consistently use the same citation to refer to a single reference in one document. If a citation matched multiple references from your Zotero database, one citation will be chosen at random.</text:p>
      <text:p text:style-name="Text_20_body">Previous references will be cached automatically. To refresh, remove the file <text:span text:style-name="Teletype">.zoteromarkdown.cache</text:span> or run your Python script with the command-line argument: <text:span text:style-name="Teletype">--clear-cache</text:span>.</text:p>
      <text:h text:style-name="Heading_20_2" text:outline-level="2">Academic Markdown extensions</text:h>
      <text:p text:style-name="First_20_paragraph">Academic Markdown provides certain extensions to regular Markdown, in the form of YAML blocks embedded in <text:span text:style-name="Teletype">%-- --%</text:span> tags.</text:p>
      <text:h text:style-name="Heading_20_3" text:outline-level="3"><text:span text:style-name="Teletype">figure</text:span>: figures</text:h>
      <text:p text:style-name="First_20_paragraph">The <text:span text:style-name="Teletype">figure</text:span> block embeds a Figure in the text. Figures are numbered automatically. The ID can be used to refer to the Figure in the text, using a <text:span text:style-name="Teletype">%</text:span> character. So the following figure would be referred to as <text:span text:style-name="Teletype">%FigFA</text:span>.</text:p>
      <text:p text:style-name="P21">%--</text:p>
      <text:p text:style-name="P22">figure:</text:p>
      <text:p text:style-name="P23"><text:s text:c="1"/>id: FigFA</text:p>
      <text:p text:style-name="P24"><text:s text:c="1"/>source: example/foveal_acuity.png</text:p>
      <text:p text:style-name="P25"><text:s text:c="1"/>caption: "Visual acuity drops of rapidly with distance from the fovea"</text:p>
      <text:p text:style-name="P26">--%</text:p>
      <text:h text:style-name="Heading_20_3" text:outline-level="3"><text:span text:style-name="Teletype">code</text:span>: Code listings</text:h>
      <text:p text:style-name="First_20_paragraph">The <text:span text:style-name="Teletype">code</text:span> blocks embeds a code listing in the text, quite to similar to the <text:span text:style-name="Teletype">figure</text:span> block.</text:p>
      <text:p text:style-name="P27">%--</text:p>
      <text:p text:style-name="P28">code:</text:p>
      <text:p text:style-name="P29"><text:s text:c="1"/>id: CodeA</text:p>
      <text:p text:style-name="P30"><text:s text:c="1"/>source: my_script.py</text:p>
      <text:p text:style-name="P31"><text:s text:c="1"/>syntax: python</text:p>
      <text:p text:style-name="P32"><text:s text:c="1"/>caption: "A simple Python script"</text:p>
      <text:p text:style-name="P33">--%</text:p>
      <text:h text:style-name="Heading_20_3" text:outline-level="3"><text:span text:style-name="Teletype">exec</text:span>: external commands</text:h>
      <text:p text:style-name="First_20_paragraph">The <text:span text:style-name="Teletype">exec</text:span> block inserts the return value of an external command in the text. For example, the following block embeds something like ‘Generated on 10/18/2013’:</text:p>
      <text:p text:style-name="P34">%-- exec: "date +'Generated on %x'" --%</text:p>
      <text:h text:style-name="Heading_20_3" text:outline-level="3"><text:span text:style-name="Teletype">include</text:span>: include other Markdown files</text:h>
      <text:p text:style-name="First_20_paragraph">The <text:span text:style-name="Teletype">include</text:span> block includes an other Markdown file. For example:</text:p>
      <text:p text:style-name="P35">%-- include: example/intro.md --%</text:p>
      <text:h text:style-name="Heading_20_3" text:outline-level="3"><text:span text:style-name="Teletype">toc</text:span>: table of contents</text:h>
      <text:p text:style-name="First_20_paragraph">The <text:span text:style-name="Teletype">toc</text:span> block will automatically generate a table of contents from the headings, assuming that headings are indicated using the <text:span text:style-name="Teletype">#</text:span> style and not the underlining style. You can indicate headings to be excluded from the table of contents as well.</text:p>
      <text:p text:style-name="P36">%--</text:p>
      <text:p text:style-name="P37">toc:</text:p>
      <text:p text:style-name="P38"><text:s text:c="1"/>mindepth: 1</text:p>
      <text:p text:style-name="P39"><text:s text:c="1"/>maxdepth: 2</text:p>
      <text:p text:style-name="P40"><text:s text:c="1"/>exclude: [Contents, Contact]</text:p>
      <text:p text:style-name="P41">--%</text:p>
      <text:h text:style-name="Heading_20_3" text:outline-level="3">Magic variables</text:h>
      <text:p text:style-name="First_20_paragraph">Magic variables are automatically replaced by certain values, and are indicated like this: <text:span text:style-name="Teletype">%varname%</text:span>. The following magic variables are available:</text:p>
      <text:list text:style-name="L7">
        <text:list-item>
          <text:p text:style-name="P42"><text:span text:style-name="Teletype">%wc%</text:span>: Word count</text:p>
        </text:list-item>
        <text:list-item>
          <text:p text:style-name="P42"><text:span text:style-name="Teletype">%cc%</text:span>: Character count</text:p>
        </text:list-item>
      </text:list>
      <text:h text:style-name="Heading_20_2" text:outline-level="2">License</text:h>
      <text:p text:style-name="First_20_paragraph">Academic Markdown is available under the GNU General Public License 3. For more information, see the included file <text:span text:style-name="Teletype">COPYING</text:span>.</text:p>
    </office:text>
  </office:body>
</office:document-conten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4">
      <style:paragraph-properties fo:margin-top="0in" fo:margin-bottom="0in"/>
    </style:style>
    <style:style style:name="P15" style:family="paragraph" style:parent-style-name="Text_20_body" style:list-style-name="L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6">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7">
      <style:paragraph-properties fo:margin-top="0in" fo:margin-bottom="0in"/>
    </style:style>
  </office:automatic-styles>
  <office:body>
    <office:text>
      <text:h text:style-name="Heading_20_1" text:outline-level="1">Academic Markdown</text:h>
      <text:p text:style-name="First_20_paragraph"><text:span text:style-name="T1">Who</text:span><text:span text:style-name="T2"> </text:span><text:span text:style-name="T3">knew</text:span><text:span text:style-name="T4"> </text:span><text:span text:style-name="T5">writing</text:span><text:span text:style-name="T6"> </text:span><text:span text:style-name="T7">could</text:span><text:span text:style-name="T8"> </text:span><text:span text:style-name="T9">be</text:span><text:span text:style-name="T10"> </text:span><text:span text:style-name="T11">so</text:span><text:span text:style-name="T12"> </text:span><text:span text:style-name="T13">nerdy?</text:span></text:p>
      <text:p text:style-name="Text_20_body">version 0.5.1</text:p>
      <text:p text:style-name="Text_20_body">Copyright 2013-2014 Sebastiaan Mathôt</text:p>
      <text:h text:style-name="Heading_20_2" text:outline-level="2">Contents</text:h>
      <text:list text:style-name="L1">
        <text:list-item>
          <text:p text:style-name="P1"><text:a xlink:type="simple" xlink:href="#about" office:name=""><text:span text:style-name="Definition">About</text:span></text:a></text:p>
        </text:list-item>
        <text:list-item>
          <text:p text:style-name="P1"><text:a xlink:type="simple" xlink:href="#example" office:name=""><text:span text:style-name="Definition">Example</text:span></text:a></text:p>
        </text:list-item>
        <text:list-item>
          <text:p text:style-name="P1"><text:a xlink:type="simple" xlink:href="#download" office:name=""><text:span text:style-name="Definition">Download</text:span></text:a></text:p>
        </text:list-item>
        <text:list-item>
          <text:p text:style-name="P1"><text:a xlink:type="simple" xlink:href="#basic-usage" office:name=""><text:span text:style-name="Definition">Basic usage</text:span></text:a></text:p>
        </text:list-item>
        <text:list-item>
          <text:p text:style-name="P1"><text:a xlink:type="simple" xlink:href="#dependencies" office:name=""><text:span text:style-name="Definition">Dependencies</text:span></text:a></text:p>
        </text:list-item>
        <text:list-item>
          <text:p text:style-name="P1"><text:a xlink:type="simple" xlink:href="#zotero-references" office:name=""><text:span text:style-name="Definition">Zotero references</text:span></text:a></text:p>
        </text:list-item>
        <text:list-item>
          <text:p text:style-name="P1"><text:a xlink:type="simple" xlink:href="#academic-markdown-extensions" office:name=""><text:span text:style-name="Definition">Academic Markdown extensions</text:span></text:a></text:p>
          <text:list text:style-name="L2">
            <text:list-item>
              <text:p text:style-name="P2"><text:a xlink:type="simple" xlink:href="#figure-figures" office:name=""><text:span text:style-name="Definition"><text:span text:style-name="Teletype">figure</text:span>: figures</text:span></text:a></text:p>
            </text:list-item>
            <text:list-item>
              <text:p text:style-name="P2"><text:a xlink:type="simple" xlink:href="#code-code-listings" office:name=""><text:span text:style-name="Definition"><text:span text:style-name="Teletype">code</text:span>: Code listings</text:span></text:a></text:p>
            </text:list-item>
            <text:list-item>
              <text:p text:style-name="P2"><text:a xlink:type="simple" xlink:href="#exec-external-commands" office:name=""><text:span text:style-name="Definition"><text:span text:style-name="Teletype">exec</text:span>: external commands</text:span></text:a></text:p>
            </text:list-item>
            <text:list-item>
              <text:p text:style-name="P2"><text:a xlink:type="simple" xlink:href="#include-include-other-markdown-files" office:name=""><text:span text:style-name="Definition"><text:span text:style-name="Teletype">include</text:span>: include other Markdown files</text:span></text:a></text:p>
            </text:list-item>
            <text:list-item>
              <text:p text:style-name="P2"><text:a xlink:type="simple" xlink:href="#toc-table-of-contents" office:name=""><text:span text:style-name="Definition"><text:span text:style-name="Teletype">toc</text:span>: table of contents</text:span></text:a></text:p>
            </text:list-item>
            <text:list-item>
              <text:p text:style-name="P2"><text:a xlink:type="simple" xlink:href="#magic-variables" office:name=""><text:span text:style-name="Definition">Magic variables</text:span></text:a></text:p>
            </text:list-item>
          </text:list>
        </text:list-item>
        <text:list-item>
          <text:p text:style-name="P1"><text:a xlink:type="simple" xlink:href="#license" office:name=""><text:span text:style-name="Definition">License</text:span></text:a></text:p>
        </text:list-item>
      </text:list>
      <text:h text:style-name="Heading_20_2" text:outline-level="2">About</text:h>
      <text:p text:style-name="First_20_paragraph">Academic Markdown is a Python module that allows you generate <text:span text:style-name="Teletype">.md</text:span>, <text:span text:style-name="Teletype">.html</text:span>, <text:span text:style-name="Teletype">.pdf</text:span>, <text:span text:style-name="Teletype">.docx</text:span>, and <text:span text:style-name="Teletype">.odt</text:span> files from Markdown source. <text:a xlink:type="simple" xlink:href="http://johnmacfarlane.net/pandoc/" office:name=""><text:span text:style-name="Definition">Pandoc</text:span></text:a> is used for most of the heavy lifting, so refer to the Pandoc website for detailed information about writing in Pandoc Markdown. However, Academic Markdown offers some additional functionality that is useful for writing scientific documents, such as integration with <text:a xlink:type="simple" xlink:href="#zotero-references" office:name=""><text:span text:style-name="Definition">Zotero references</text:span></text:a>, and a number of useful <text:a xlink:type="simple" xlink:href="#academic-markdown-extensions" office:name=""><text:span text:style-name="Definition">Academic Markdown extensions</text:span></text:a>.</text:p>
      <text:p text:style-name="Text_20_body">At present, the main target for Academic Markdown is the OpenSesame documentation site, <text:a xlink:type="simple" xlink:href="http://osdoc.cogsci.nl/" office:name=""><text:span text:style-name="Definition">http://osdoc.cogsci.nl/</text:span></text:a>, although it may in time grow into a more comprehensive and user-friendly tool.</text:p>
      <text:h text:style-name="Heading_20_2" text:outline-level="2">Example</text:h>
      <text:p text:style-name="First_20_paragraph">This <text:span text:style-name="Teletype">readme</text:span> is itself an example of a document written in Academic Markdown. For exports in various formats, see the <text:span text:style-name="Teletype">/readme/</text:span> sub folder included with the source code.</text:p>
      <text:h text:style-name="Heading_20_2" text:outline-level="2">Download</text:h>
      <text:p text:style-name="First_20_paragraph">You can download the latest release of Academic Markdown here:</text:p>
      <text:list text:style-name="L3">
        <text:list-item>
          <text:p text:style-name="P3"><text:a xlink:type="simple" xlink:href="https://github.com/smathot/academicmarkdown/releases" office:name=""><text:span text:style-name="Definition">https://github.com/smathot/academicmarkdown/releases</text:span></text:a></text:p>
        </text:list-item>
      </text:list>
      <text:p text:style-name="First_20_paragraph">Ubuntu users can install Academic Markdown from the Cogsci.nl PPA:</text:p>
      <text:p text:style-name="P4">sudo add-apt-repository ppa:smathot/cogscinl</text:p>
      <text:p text:style-name="P5">sudo apt-get update</text:p>
      <text:p text:style-name="P6">sudo apt-get install python-academicmarkdown</text:p>
      <text:h text:style-name="Heading_20_2" text:outline-level="2">Basic usage</text:h>
      <text:p text:style-name="First_20_paragraph">Academic Markdown assumes that input files are encoded with <text:span text:style-name="Teletype">utf-8</text:span> encoding.</text:p>
      <text:p text:style-name="P7">from academicmarkdown import build</text:p>
      <text:p text:style-name="P8">build.HTML(u'input.md', u'output.html')</text:p>
      <text:p text:style-name="P9">build.HTML(u'input.md', u'output.html', standalone=False)</text:p>
      <text:p text:style-name="P10">build.PDF(u'input.md', u'output.pdf')</text:p>
      <text:p text:style-name="P11">build.DOCX(u'input.md', u'output.docx') </text:p>
      <text:p text:style-name="P12">build.ODT(u'input.md', u'output.odt')</text:p>
      <text:p text:style-name="First_20_paragraph">A number of options can be specified by setting attributes of the <text:span text:style-name="Teletype">build</text:span> module, like so</text:p>
      <text:p text:style-name="P13">build.spacing = 30, 0</text:p>
      <text:p text:style-name="First_20_paragraph">The full list of options is available in <text:span text:style-name="Teletype">academicmarkdown/constants.py</text:span>.</text:p>
      <text:h text:style-name="Heading_20_2" text:outline-level="2">Dependencies</text:h>
      <text:p text:style-name="First_20_paragraph">Academic Markdown has been tested exclusively on Ubuntu Linux. The following dependencies are required:</text:p>
      <text:list text:style-name="L4">
        <text:list-item>
          <text:p text:style-name="P14"><text:a xlink:type="simple" xlink:href="http://johnmacfarlane.net/pandoc/" office:name=""><text:span text:style-name="Definition">pandoc</text:span></text:a> is used for most of the heavy lifting. At the time of writing, the Ubuntu repositories do not contain a sufficiently recent version of Pandoc. Therefore, if you encounter trouble, try installing the latest version of Pandoc manually.</text:p>
        </text:list-item>
        <text:list-item>
          <text:p text:style-name="P14"><text:a xlink:type="simple" xlink:href="http://pyzotero.readthedocs.org/" office:name=""><text:span text:style-name="Definition">pyzotero</text:span></text:a> is necessary for extracting Zotero references.</text:p>
        </text:list-item>
        <text:list-item>
          <text:p text:style-name="P14"><text:a xlink:type="simple" xlink:href="https://code.google.com/p/wkhtmltopdf/" office:name=""><text:span text:style-name="Definition">wkhtmltopdf</text:span></text:a> is necessary for converting to <text:span text:style-name="Teletype">.pdf</text:span>. For best results, use the latest statically linked release, instead of the version from the Ubuntu repositories.</text:p>
        </text:list-item>
      </text:list>
      <text:h text:style-name="Heading_20_2" text:outline-level="2">Zotero references</text:h>
      <text:p text:style-name="First_20_paragraph">Since the basic Markdown conversion is performed by Pandoc, citations should be formatted as described on the Pandoc site:</text:p>
      <text:list text:style-name="L5">
        <text:list-item>
          <text:p text:style-name="P15"><text:a xlink:type="simple" xlink:href="http://johnmacfarlane.net/pandoc/README.html#citations" office:name=""><text:span text:style-name="Definition">http://johnmacfarlane.net/pandoc/README.html#citations</text:span></text:a></text:p>
        </text:list-item>
      </text:list>
      <text:p text:style-name="First_20_paragraph">You can automatically extract references from your Zotero library by setting the <text:span text:style-name="Teletype">zoteroApiKey</text:span> and <text:span text:style-name="Teletype">zoteroLibraryId</text:span> properties. Your references are not extracted from your local Zotero database, but through the web API of <text:a xlink:type="simple" xlink:href="http://www.zotero.org" office:name=""><text:span text:style-name="Definition">http://www.zotero.org</text:span></text:a>. This means that you need to have a Zotero account and synchronize your local database with your account, in order to use this feature. You can find your your API key and library ID online on your Zotero profile page.</text:p>
      <text:p text:style-name="P16">from academicmarkdown import build </text:p>
      <text:p text:style-name="P17">build.zoteroApiKey = u'myapikey'</text:p>
      <text:p text:style-name="P18">build.zoteroLibraryId = u'mylibraryid'</text:p>
      <text:p text:style-name="P19">build.PDF(u'input.md', u'output.pdf')</text:p>
      <text:p text:style-name="First_20_paragraph">Citations are split into separate terms using camelcase or undescore logic. An example of an underscore-style citation is <text:span text:style-name="Teletype">@bárány_halldén_1948</text:span>. And example of a camelcase-style citation is <text:span text:style-name="Teletype">@Land1999WhyAnimals</text:span>. Each citation is interpreted as a series of author names, followed by the year of publication, optionally followed by terms that match either the publication title, or the article title. So the following reference …</text:p>
      <text:p text:style-name="Text_20_body">Land, M., Mennie, N., &amp; Rusted, J. (1999). The roles of vision and eye movements in the control of activities of daily living. <text:span text:style-name="T14">Perception</text:span>, <text:span text:style-name="T15">28</text:span>(11), 1311–1328.</text:p>
      <text:p text:style-name="Text_20_body">… matches any of the following terms:</text:p>
      <text:list text:style-name="L6">
        <text:list-item>
          <text:p text:style-name="P20"><text:span text:style-name="Teletype">@Land1999</text:span></text:p>
        </text:list-item>
        <text:list-item>
          <text:p text:style-name="P20"><text:span text:style-name="Teletype">@Land1999Roles</text:span></text:p>
        </text:list-item>
        <text:list-item>
          <text:p text:style-name="P20"><text:span text:style-name="Teletype">@LandMennie1999</text:span></text:p>
        </text:list-item>
        <text:list-item>
          <text:p text:style-name="P20"><text:span text:style-name="Teletype">@LandRusted1999Percept</text:span></text:p>
        </text:list-item>
        <text:list-item>
          <text:p text:style-name="P20"><text:span text:style-name="Teletype">@land_rusted_1999_percept</text:span></text:p>
        </text:list-item>
        <text:list-item>
          <text:p text:style-name="P20">etc.</text:p>
        </text:list-item>
      </text:list>
      <text:p text:style-name="First_20_paragraph">Note that you must consistently use the same citation to refer to a single reference in one document. If a citation matched multiple references from your Zotero database, one citation will be chosen at random.</text:p>
      <text:p text:style-name="Text_20_body">Previous references will be cached automatically. To refresh, remove the file <text:span text:style-name="Teletype">.zoteromarkdown.cache</text:span> or run your Python script with the command-line argument: <text:span text:style-name="Teletype">--clear-cache</text:span>.</text:p>
      <text:h text:style-name="Heading_20_2" text:outline-level="2">Academic Markdown extensions</text:h>
      <text:p text:style-name="First_20_paragraph">Academic Markdown provides certain extensions to regular Markdown, in the form of YAML blocks embedded in <text:span text:style-name="Teletype">%-- --%</text:span> tags.</text:p>
      <text:h text:style-name="Heading_20_3" text:outline-level="3"><text:span text:style-name="Teletype">figure</text:span>: figures</text:h>
      <text:p text:style-name="First_20_paragraph">The <text:span text:style-name="Teletype">figure</text:span> block embeds a Figure in the text. Figures are numbered automatically. The ID can be used to refer to the Figure in the text, using a <text:span text:style-name="Teletype">%</text:span> character. So the following figure would be referred to as <text:span text:style-name="Teletype">%FigFA</text:span>.</text:p>
      <text:p text:style-name="P21">%--</text:p>
      <text:p text:style-name="P22">figure:</text:p>
      <text:p text:style-name="P23"><text:s text:c="1"/>id: FigFA</text:p>
      <text:p text:style-name="P24"><text:s text:c="1"/>source: example/foveal_acuity.png</text:p>
      <text:p text:style-name="P25"><text:s text:c="1"/>caption: "Visual acuity drops of rapidly with distance from the fovea"</text:p>
      <text:p text:style-name="P26">--%</text:p>
      <text:h text:style-name="Heading_20_3" text:outline-level="3"><text:span text:style-name="Teletype">code</text:span>: Code listings</text:h>
      <text:p text:style-name="First_20_paragraph">The <text:span text:style-name="Teletype">code</text:span> blocks embeds a code listing in the text, quite to similar to the <text:span text:style-name="Teletype">figure</text:span> block.</text:p>
      <text:p text:style-name="P27">%--</text:p>
      <text:p text:style-name="P28">code:</text:p>
      <text:p text:style-name="P29"><text:s text:c="1"/>id: CodeA</text:p>
      <text:p text:style-name="P30"><text:s text:c="1"/>source: my_script.py</text:p>
      <text:p text:style-name="P31"><text:s text:c="1"/>syntax: python</text:p>
      <text:p text:style-name="P32"><text:s text:c="1"/>caption: "A simple Python script"</text:p>
      <text:p text:style-name="P33">--%</text:p>
      <text:h text:style-name="Heading_20_3" text:outline-level="3"><text:span text:style-name="Teletype">exec</text:span>: external commands</text:h>
      <text:p text:style-name="First_20_paragraph">The <text:span text:style-name="Teletype">exec</text:span> block inserts the return value of an external command in the text. For example, the following block embeds something like ‘Generated on 10/18/2013’:</text:p>
      <text:p text:style-name="P34">%-- exec: "date +'Generated on %x'" --%</text:p>
      <text:h text:style-name="Heading_20_3" text:outline-level="3"><text:span text:style-name="Teletype">include</text:span>: include other Markdown files</text:h>
      <text:p text:style-name="First_20_paragraph">The <text:span text:style-name="Teletype">include</text:span> block includes an other Markdown file. For example:</text:p>
      <text:p text:style-name="P35">%-- include: example/intro.md --%</text:p>
      <text:h text:style-name="Heading_20_3" text:outline-level="3"><text:span text:style-name="Teletype">toc</text:span>: table of contents</text:h>
      <text:p text:style-name="First_20_paragraph">The <text:span text:style-name="Teletype">toc</text:span> block will automatically generate a table of contents from the headings, assuming that headings are indicated using the <text:span text:style-name="Teletype">#</text:span> style and not the underlining style. You can indicate headings to be excluded from the table of contents as well.</text:p>
      <text:p text:style-name="P36">%--</text:p>
      <text:p text:style-name="P37">toc:</text:p>
      <text:p text:style-name="P38"><text:s text:c="1"/>mindepth: 1</text:p>
      <text:p text:style-name="P39"><text:s text:c="1"/>maxdepth: 2</text:p>
      <text:p text:style-name="P40"><text:s text:c="1"/>exclude: [Contents, Contact]</text:p>
      <text:p text:style-name="P41">--%</text:p>
      <text:h text:style-name="Heading_20_3" text:outline-level="3">Magic variables</text:h>
      <text:p text:style-name="First_20_paragraph">Magic variables are automatically replaced by certain values, and are indicated like this: <text:span text:style-name="Teletype">%varname%</text:span>. The following magic variables are available:</text:p>
      <text:list text:style-name="L7">
        <text:list-item>
          <text:p text:style-name="P42"><text:span text:style-name="Teletype">%wc%</text:span>: Word count</text:p>
        </text:list-item>
        <text:list-item>
          <text:p text:style-name="P42"><text:span text:style-name="Teletype">%cc%</text:span>: Character count</text:p>
        </text:list-item>
      </text:list>
      <text:h text:style-name="Heading_20_2" text:outline-level="2">License</text:h>
      <text:p text:style-name="First_20_paragraph">Academic Markdown is available under the GNU General Public License 3. For more information, see the included file <text:span text:style-name="Teletype">COPY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